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54e9" officeooo:paragraph-rsid="001354e9"/>
    </style:style>
    <style:style style:name="P2" style:family="paragraph" style:parent-style-name="Standard">
      <style:text-properties officeooo:rsid="001354e9" officeooo:paragraph-rsid="00150308"/>
    </style:style>
    <style:style style:name="P3" style:family="paragraph" style:parent-style-name="Standard">
      <style:text-properties officeooo:rsid="00150491" officeooo:paragraph-rsid="00150491"/>
    </style:style>
    <style:style style:name="P4" style:family="paragraph" style:parent-style-name="Standard">
      <style:text-properties fo:font-weight="bold" officeooo:rsid="00150491" officeooo:paragraph-rsid="00150491" style:font-weight-asian="bold" style:font-weight-complex="bold"/>
    </style:style>
    <style:style style:name="P5" style:family="paragraph" style:parent-style-name="Standard">
      <style:text-properties fo:font-weight="bold" officeooo:rsid="0016be8d" officeooo:paragraph-rsid="0016be8d" style:font-weight-asian="bold" style:font-weight-complex="bold"/>
    </style:style>
    <style:style style:name="P6" style:family="paragraph" style:parent-style-name="Standard">
      <style:text-properties fo:font-weight="bold" officeooo:rsid="001793a2" officeooo:paragraph-rsid="001793a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5030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50308" style:font-weight-asian="normal" style:font-weight-complex="normal"/>
    </style:style>
    <style:style style:name="T5" style:family="text">
      <style:text-properties fo:font-weight="normal" officeooo:rsid="00150491" style:font-weight-asian="normal" style:font-weight-complex="normal"/>
    </style:style>
    <style:style style:name="T6" style:family="text">
      <style:text-properties fo:font-weight="normal" officeooo:rsid="0016be8d" style:font-weight-asian="normal" style:font-weight-complex="normal"/>
    </style:style>
    <style:style style:name="T7" style:family="text">
      <style:text-properties fo:font-weight="normal" officeooo:rsid="001793a2"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usuf TURAN 211805015 <text:s text:c="90"/>Web UI Dashboard <text:s text:c="71"/><text:tab/></text:p>
      <text:p text:style-name="P1"><text:tab/>16/10/2023</text:p>
      <text:p text:style-name="P1"/>
      <text:p text:style-name="P1"><text:span text:style-name="T1">Proje Beklentileri :</text:span><text:span text:style-name="T3"> <text:s/>Htlm ve css ile statik, statik kelimesi ile grafiklerin veri tabanı veya belirli veri üzerindek akmaması belirtilmiştir, </text:span><text:span text:style-name="T4">responsive </text:span><text:span text:style-name="T3">web dashboard arayüzü yazılmasıdır. Header kısmı navbar olacak şekilde tasarlanır. Navbar </text:span><text:span text:style-name="T6">da </text:span><text:span text:style-name="T3">arama kısmı olacaktır. Side bar kısmında diğer sayfalara erişim sağlanacaktır. </text:span><text:span text:style-name="T6">İçerik dershane öğrenci dashboard u olarak belirlenmiştir.</text:span></text:p>
      <text:p text:style-name="P1"><text:span text:style-name="T3"/></text:p>
      <text:p text:style-name="P2"><text:span text:style-name="T6">Dr. Öğr. Üyesi </text:span><text:span text:style-name="T3">Hüseyin Abacı tarafından, kullanılacak bazı </text:span><text:span text:style-name="T4">kütüphaneler e-posta ve trello web boardından paylaşılmıştır. Seaborn, Boostrap, React vb.</text:span><text:span text:style-name="T3"> </text:span></text:p>
      <text:p text:style-name="P2"><text:span text:style-name="T3"/></text:p>
      <text:p text:style-name="P2"><text:span text:style-name="T2">Proje Sonucu</text:span><text:span text:style-name="T4"> : Öncelikle hocanın direktifleri ile yönlenerek daha çok html, css ve js kullandım. Burdaki amacım frontend bilgilerimi temelde geliştirmekti. Seaborn gibi kütüphaneler için Phtyon kullanmam lazımdı. Daha çok Java da gelişmek istediğim için bundan kaçındım ve kullandığım grafikleri de direk html ve css ile yazdım. Burda da amacım aslında css bilgimi arttırmaktı. Yeni bir projeye başlanacağı için Hüseyin hoca 16/10/2023 <text:s/>e kadar istediğin şeyi çalışabilirsin dedi. Bende bundan dolayı Python çalışmak yerine js ile bir grafiğimi dinamik hale getirdim. Sitenin 100% ü bitmedi. Ama genel yapısı ve çoğu grafiği oturdu. Bazı boş zamanlarımda bu projemi bitirip GitHub ta yayınlamayı ya da arkadaşlarımla daha ileri bi seviyeye taşımayı düşünüyorum.</text:span></text:p>
      <text:p text:style-name="P2"><text:span text:style-name="T4"/></text:p>
      <text:p text:style-name="P2"><text:span text:style-name="T2">Kendimce Edindiğim Kazanımlar :</text:span><text:span text:style-name="T4"> </text:span><text:span text:style-name="T3"><text:s/></text:span><text:span text:style-name="T4">Hocaya </text:span><text:span text:style-name="T5">Frontend Mentör den yaptığım ufak bir projeyi göstermiştim. Hüseyin hoca ise daha profesyönel css yazımı olmalı demişti. Bu yüzden bu sitenin responsive yapısına, rem, em, vw, vh gibi uzunluk birimlerini araştırdım. Grid ve flex yapılarını inceledim. Root propertylerini kullandım. Bu gibi bir çok daha ileri yazımlara çalıştım.</text:span></text:p>
      <text:p text:style-name="P2"><text:span text:style-name="T5"/></text:p>
      <text:p text:style-name="P3"><text:span text:style-name="T3">Genel sitenin daha profesyönel ve güzel durması için çalıştım. Ama şuan renkleri tam ayarlamadan bıraktım.</text:span></text:p>
      <text:p text:style-name="P3"><text:span text:style-name="T3"/></text:p>
      <text:p text:style-name="P3"><text:span text:style-name="T3">Grafikleri kütüphane kullanmadan html ve css ile <text:s/>yaptım. Bu sayede css ile istediğim şeyleri nasıl kendim yapabileceğimi öğrendim.</text:span></text:p>
      <text:p text:style-name="P3"><text:span text:style-name="T3"/></text:p>
      <text:p text:style-name="P3"><text:span text:style-name="T3">Konuların bitme yüzdeliğini gösteren grafiği js ile dinamik hale getirdim. Bu sayede çoğu temel js yapılarını ve DOM gibi öğe seçme ve Event olaylarını görmüş oldum.</text:span></text:p>
      <text:p text:style-name="P3"><text:span text:style-name="T3"/></text:p>
      <text:p text:style-name="P4">İlerisi için proje notlarım : </text:p>
      <text:p text:style-name="P4"><text:span text:style-name="T3"/></text:p>
      <text:p text:style-name="P4"><text:span text:style-name="T3">1-) Sidebar ın mobil görünümü ayarlanacak. Mobilde şuan yok oluyor. Sağ üstteki ismin yanındaki menü simgesine </text:span><text:span text:style-name="T6">tıklandığında menü soldan animasyon ile gelecek. Çarpı işareti şuan display:none;.</text:span></text:p>
      <text:p text:style-name="P5"><text:span text:style-name="T3">Bu responsive gözükecek ve buna tıklandığında sidebar kapatılacak.</text:span></text:p>
      <text:p text:style-name="P5"><text:span text:style-name="T3">2-) Grafiklerin yerleri ayarlanacak ve renk paletleri düzenlenecek. Bazı yazı içeren card yapıları eklenecek. Sütun grafiklerinin isimlendirilmesi yapılacak. Çizgi grafiği d3.js kütüphanesi ile bitirilecek.</text:span></text:p>
      <text:p text:style-name="P5"><text:span text:style-name="T3">3-) </text:span><text:span text:style-name="T7">Sitenin genel width ve height’leri responsive tasarıma uygıun şekilde düzenlenecek.</text:span></text:p>
      <text:p text:style-name="P6"><text:span text:style-name="T3">4-) Konu grafiklerini yazdığım example kısmını siteye entegre et. Tüm tyt ve ayt konuları siteye butonları ile eklenecek(yeni bir sayfaya). Daha sonra js ile bunlar arasında bağlantı kurulup grafiklerr dinamikleştirilecek. Çizgi grafiği ise deneme sonuçlarını gösteren bir çok fonksiyondan oluşacak. Kullanıcı bu fonksiyonlarda hangi dersten kac net yaptığını görebilecek.</text:span></text:p>
      <text:p text:style-name="P6"><text:span text:style-name="T3"/></text:p>
      <text:p text:style-name="P6"><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6T01:10:20.731244169</meta:creation-date>
    <dc:date>2023-10-16T02:12:26.603797050</dc:date>
    <meta:editing-duration>PT35S</meta:editing-duration>
    <meta:editing-cycles>1</meta:editing-cycles>
    <meta:document-statistic meta:table-count="0" meta:image-count="0" meta:object-count="0" meta:page-count="1" meta:paragraph-count="15" meta:word-count="420" meta:character-count="3231" meta:non-whitespace-character-count="2656"/>
    <meta:generator>LibreOffice/6.4.7.2$Linux_X86_64 LibreOffice_project/40$Build-2</meta:generator>
  </office:meta>
</office:document-meta>
</file>